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Tú, trasparente, sin un as bajo la manga</text:p>
      <text:p text:style-name="Standard">Sin un truco, pero magia en la mirada</text:p>
      <text:p text:style-name="Standard">Y yo, flor marchita que, de tanta agua salada, se secaba</text:p>
      <text:p text:style-name="Standard">Y hoy ve el sol brillar</text:p>
      <text:p text:style-name="Standard"/>
      <text:p text:style-name="Standard">Yo te advertía</text:p>
      <text:p text:style-name="Standard">Yo no me enamoro</text:p>
      <text:p text:style-name="Standard">Y tú, caso, no hacías</text:p>
      <text:p text:style-name="Standard">Y sin querer you broke my walls</text:p>
      <text:p text:style-name="Standard"/>
      <text:p text:style-name="Standard">A un beso solamente</text:p>
      <text:p text:style-name="Standard">One step from going crazy</text:p>
      <text:p text:style-name="Standard">Yo me iba a rendir, ¿quién iba a decir</text:p>
      <text:p text:style-name="Standard">Que hoy me estoy rindiendo a ti?</text:p>
      <text:p text:style-name="Standard"/>
      <text:p text:style-name="Standard">A un beso solamente</text:p>
      <text:p text:style-name="Standard">No need to leaf more daisies</text:p>
      <text:p text:style-name="Standard">Te ibas a rendir, ¿quién iba a decir</text:p>
      <text:p text:style-name="Standard">Que hoy te estás rindiendo a mí?</text:p>
      <text:p text:style-name="Standard"/>
      <text:p text:style-name="Standard">Solamеnte a un beso</text:p>
      <text:p text:style-name="Standard">Un beso</text:p>
      <text:p text:style-name="Standard"/>
      <text:p text:style-name="Standard">Tanto miedo al compromiso</text:p>
      <text:p text:style-name="Standard">Pero eso cambió contigo</text:p>
      <text:p text:style-name="Standard">Now I see myself with kids, a house, a dog</text:p>
      <text:p text:style-name="Standard">But only with you</text:p>
      <text:p text:style-name="Standard"/>
      <text:p text:style-name="Standard">A lo mejor, no estaba en tu plan</text:p>
      <text:p text:style-name="Standard">Y hoy no dejamos de imaginar</text:p>
      <text:p text:style-name="Standard"/>
      <text:p text:style-name="Standard">A un beso solamente</text:p>
      <text:p text:style-name="Standard">One step from going crazy</text:p>
      <text:p text:style-name="Standard">Yo me iba a rendir, ¿quién iba a decir</text:p>
      <text:p text:style-name="Standard">Que hoy me estoy rindiendo a ti?</text:p>
      <text:p text:style-name="Standard"/>
      <text:p text:style-name="Standard">A un beso solamente</text:p>
      <text:p text:style-name="Standard">No need to leaf more daisies</text:p>
      <text:p text:style-name="Standard">Te ibas a rendir, ¿quién iba a decir</text:p>
      <text:p text:style-name="Standard">Que hoy te estás rindiendo a mí?</text:p>
      <text:p text:style-name="Standard"/>
      <text:p text:style-name="Standard">Solamente a un beso</text:p>
      <text:p text:style-name="Standard"/>
      <text:p text:style-name="Standard">(Ah-ah-ah-ah-ay)</text:p>
      <text:p text:style-name="Standard">(Ah-ah-ah-ah-ay)</text:p>
      <text:p text:style-name="Standard">(Ah-ah-ah-ah-ay, ay)</text:p>
      <text:p text:style-name="Standard"/>
      <text:p text:style-name="Standard">A un beso solamente (¡un beso!)</text:p>
      <text:p text:style-name="Standard">One step from going crazy</text:p>
      <text:p text:style-name="Standard">Yo me iba a rendir, ¿quién iba a decir</text:p>
      <text:p text:style-name="Standard">Que hoy me estoy rindiendo a ti?</text:p>
      <text:p text:style-name="Standard"/>
      <text:p text:style-name="Standard"><text:soft-page-break/>A un beso solamente</text:p>
      <text:p text:style-name="Standard">No need to leaf more daisies</text:p>
      <text:p text:style-name="Standard">Te ibas a rendir, ¿quién iba a decir</text:p>
      <text:p text:style-name="Standard">Que hoy te estás rindiendo a mí?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29T13:16:54.194275976</meta:creation-date>
    <dc:date>2021-12-29T13:17:10.251998483</dc:date>
    <meta:editing-duration>PT16S</meta:editing-duration>
    <meta:editing-cycles>1</meta:editing-cycles>
    <meta:document-statistic meta:table-count="0" meta:image-count="0" meta:object-count="0" meta:page-count="2" meta:paragraph-count="44" meta:word-count="254" meta:character-count="1201" meta:non-whitespace-character-count="991"/>
    <meta:generator>LibreOffice/6.4.7.2$Linux_X86_64 LibreOffice_project/40$Build-2</meta:generator>
  </office:meta>
</office:document-meta>
</file>